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ource performance</text:p>
          </table:table-cell>
          <table:table-cell office:value-type="float" office:value="0.986062462395833" calcext:value-type="float">
            <text:p>0.986062462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O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isation</text:p>
          </table:table-cell>
          <table:table-cell office:value-type="string" calcext:value-type="string">
            <text:p>Model Inputs</text:p>
          </table:table-cell>
          <table:table-cell office:value-type="string" calcext:value-type="string">
            <text:p>Model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Gates</text:p>
          </table:table-cell>
          <table:table-cell office:value-type="float" office:value="0.627999997884035" calcext:value-type="float">
            <text:p>0.6279999979</text:p>
          </table:table-cell>
          <table:table-cell office:value-type="float" office:value="0.654000003635883" calcext:value-type="float">
            <text:p>0.6540000036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itialisation</text:p>
          </table:table-cell>
          <table:table-cell office:value-type="string" calcext:value-type="string">
            <text:p>Model Inputs</text:p>
          </table:table-cell>
          <table:table-cell office:value-type="string" calcext:value-type="string">
            <text:p>Model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Copy</text:p>
          </table:table-cell>
          <table:table-cell table:style-name="ce1"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De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rand</text:p>
          </table:table-cell>
          <table:table-cell office:value-type="string" calcext:value-type="string">
            <text:p>Tan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8:22:36.459001749</meta:creation-date>
    <dc:date>2018-10-16T19:40:56.716587027</dc:date>
    <meta:editing-duration>PT36M50S</meta:editing-duration>
    <meta:editing-cycles>1</meta:editing-cycles>
    <meta:document-statistic meta:table-count="1" meta:cell-count="135" meta:object-count="0"/>
    <meta:generator>LibreOffice/5.1.6.2$Linux_X86_64 LibreOffice_project/10m0$Build-2</meta:generator>
  </office:meta>
</office:document-meta>
</file>